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c22" officeooo:paragraph-rsid="00174c22"/>
    </style:style>
    <style:style style:name="P2" style:family="paragraph" style:parent-style-name="Standard">
      <style:text-properties style:font-name="Noto Sans" officeooo:rsid="00174c22" officeooo:paragraph-rsid="00174c22"/>
    </style:style>
    <style:style style:name="P3" style:family="paragraph" style:parent-style-name="Standard">
      <style:text-properties style:font-name="Noto Sans" officeooo:rsid="0018daa5" officeooo:paragraph-rsid="0018daa5"/>
    </style:style>
    <style:style style:name="P4" style:family="paragraph" style:parent-style-name="Standard">
      <style:text-properties style:font-name="Noto Sans" officeooo:rsid="001a8670" officeooo:paragraph-rsid="001a86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.</text:p>
      <text:p text:style-name="P2">Noto sans</text:p>
      <text:p text:style-name="P2"/>
      <text:p text:style-name="P2"/>
      <text:p text:style-name="P3">Another change here</text:p>
      <text:p text:style-name="P3"/>
      <text:p text:style-name="P4">And another change to this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tizen Klaw</meta:initial-creator>
    <meta:creation-date>2022-12-22T09:52:46.539778876</meta:creation-date>
    <dc:date>2022-12-22T11:00:54.630794475</dc:date>
    <dc:creator>Citizen Klaw</dc:creator>
    <meta:editing-duration>PT6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9" meta:character-count="100" meta:non-whitespace-character-count="85"/>
  </office:meta>
</office:document-meta>
</file>